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" svg:font-family="Liberation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" officeooo:rsid="000c581e" officeooo:paragraph-rsid="000c581e"/>
    </style:style>
    <style:style style:name="P2" style:family="paragraph" style:parent-style-name="Standard">
      <style:text-properties style:font-name="Liberation" fo:font-size="9pt" officeooo:rsid="000c581e" officeooo:paragraph-rsid="000c581e" style:font-size-asian="9pt" style:font-size-complex="9pt"/>
    </style:style>
    <style:style style:name="P3" style:family="paragraph" style:parent-style-name="Standard">
      <style:text-properties style:font-name="Liberation" fo:font-size="9pt" officeooo:rsid="000c6460" officeooo:paragraph-rsid="000c6460" style:font-size-asian="9pt" style:font-size-complex="9pt"/>
    </style:style>
    <style:style style:name="P4" style:family="paragraph" style:parent-style-name="Standard">
      <style:text-properties style:font-name="Liberation" fo:font-size="9pt" officeooo:rsid="000d34ec" officeooo:paragraph-rsid="000d34ec" style:font-size-asian="9pt" style:font-size-complex="9pt"/>
    </style:style>
    <style:style style:name="P5" style:family="paragraph" style:parent-style-name="Standard">
      <style:text-properties style:font-name="Liberation" fo:font-size="9pt" officeooo:rsid="000df568" officeooo:paragraph-rsid="000df568" style:font-size-asian="9pt" style:font-size-complex="9pt"/>
    </style:style>
    <style:style style:name="P6" style:family="paragraph" style:parent-style-name="Standard">
      <style:text-properties style:font-name="Liberation" fo:font-size="9pt" officeooo:rsid="000fca32" officeooo:paragraph-rsid="000fca32" style:font-size-asian="9pt" style:font-size-complex="9pt"/>
    </style:style>
    <style:style style:name="P7" style:family="paragraph" style:parent-style-name="Standard">
      <style:text-properties style:font-name="Liberation" fo:font-size="9pt" officeooo:rsid="000fca32" officeooo:paragraph-rsid="0011627f" style:font-size-asian="9pt" style:font-size-complex="9pt"/>
    </style:style>
    <style:style style:name="P8" style:family="paragraph" style:parent-style-name="Standard">
      <style:text-properties style:font-name="Liberation" fo:font-size="9pt" officeooo:rsid="000fca32" officeooo:paragraph-rsid="001221eb" style:font-size-asian="9pt" style:font-size-complex="9pt"/>
    </style:style>
    <style:style style:name="P9" style:family="paragraph" style:parent-style-name="Standard">
      <style:text-properties style:font-name="Liberation" fo:font-size="9pt" officeooo:rsid="000fca32" officeooo:paragraph-rsid="00133dac" style:font-size-asian="9pt" style:font-size-complex="9pt"/>
    </style:style>
    <style:style style:name="P10" style:family="paragraph" style:parent-style-name="Standard">
      <style:text-properties style:font-name="Liberation" fo:font-size="9pt" officeooo:rsid="000fca32" officeooo:paragraph-rsid="00148208" style:font-size-asian="9pt" style:font-size-complex="9pt"/>
    </style:style>
    <style:style style:name="P11" style:family="paragraph" style:parent-style-name="Standard">
      <style:text-properties style:font-name="Liberation" fo:font-size="9pt" officeooo:rsid="000fca32" officeooo:paragraph-rsid="00169b09" style:font-size-asian="9pt" style:font-size-complex="9pt"/>
    </style:style>
    <style:style style:name="P12" style:family="paragraph" style:parent-style-name="Standard">
      <style:text-properties style:font-name="Liberation" fo:font-size="9pt" officeooo:rsid="0011627f" officeooo:paragraph-rsid="0011627f" style:font-size-asian="9pt" style:font-size-complex="9pt"/>
    </style:style>
    <style:style style:name="P13" style:family="paragraph" style:parent-style-name="Standard">
      <style:text-properties style:font-name="Liberation" fo:font-size="9pt" officeooo:rsid="00133dac" officeooo:paragraph-rsid="00133dac" style:font-size-asian="9pt" style:font-size-complex="9pt"/>
    </style:style>
    <style:style style:name="P14" style:family="paragraph" style:parent-style-name="Standard">
      <style:text-properties style:font-name="Liberation" fo:font-size="9pt" officeooo:rsid="00148208" officeooo:paragraph-rsid="00148208" style:font-size-asian="9pt" style:font-size-complex="9pt"/>
    </style:style>
    <style:style style:name="P15" style:family="paragraph" style:parent-style-name="Standard">
      <style:text-properties style:font-name="Liberation" fo:font-size="9pt" officeooo:rsid="001f4000" officeooo:paragraph-rsid="001f4000" style:font-size-asian="9pt" style:font-size-complex="9pt"/>
    </style:style>
    <style:style style:name="P16" style:family="paragraph" style:parent-style-name="Standard">
      <style:text-properties style:font-name="Liberation" fo:font-size="9pt" officeooo:rsid="0024182d" officeooo:paragraph-rsid="0024182d" style:font-size-asian="9pt" style:font-size-complex="9pt"/>
    </style:style>
    <style:style style:name="P17" style:family="paragraph" style:parent-style-name="Standard">
      <style:text-properties style:font-name="Liberation" fo:font-size="9pt" officeooo:rsid="000c6460" officeooo:paragraph-rsid="000c6460" style:font-size-asian="7.84999990463257pt" style:font-size-complex="9pt"/>
    </style:style>
    <style:style style:name="P18" style:family="paragraph" style:parent-style-name="Standard">
      <style:text-properties style:font-name="Liberation" fo:font-size="9pt" style:text-underline-style="solid" style:text-underline-width="auto" style:text-underline-color="font-color" officeooo:rsid="000df568" officeooo:paragraph-rsid="000df568" style:font-size-asian="9pt" style:font-size-complex="9pt"/>
    </style:style>
    <style:style style:name="P19" style:family="paragraph" style:parent-style-name="Standard">
      <style:text-properties style:font-name="Liberation" fo:font-size="12pt" officeooo:rsid="000c6460" officeooo:paragraph-rsid="000c6460" style:font-size-asian="12pt" style:font-size-complex="12pt"/>
    </style:style>
    <style:style style:name="P20" style:family="paragraph" style:parent-style-name="Standard">
      <style:text-properties style:font-name="Liberation" fo:font-size="8pt" officeooo:rsid="000fca32" officeooo:paragraph-rsid="0011627f" style:font-size-asian="8pt" style:font-size-complex="8pt"/>
    </style:style>
    <style:style style:name="P21" style:family="paragraph" style:parent-style-name="Standard">
      <style:text-properties fo:color="#ff0000" style:font-name="Liberation" fo:font-size="9pt" officeooo:rsid="00169b09" officeooo:paragraph-rsid="00169b09" style:font-size-asian="9pt" style:font-size-complex="9pt"/>
    </style:style>
    <style:style style:name="P22" style:family="paragraph" style:parent-style-name="Standard">
      <style:text-properties fo:color="#000000" style:font-name="Liberation" fo:font-size="9pt" officeooo:rsid="001547d3" officeooo:paragraph-rsid="001547d3" style:font-size-asian="9pt" style:font-size-complex="9pt"/>
    </style:style>
    <style:style style:name="P23" style:family="paragraph" style:parent-style-name="Standard">
      <style:paragraph-properties fo:margin-top="0.101cm" fo:margin-bottom="0.101cm" loext:contextual-spacing="false"/>
      <style:text-properties style:font-name="Liberation" officeooo:rsid="000c581e" officeooo:paragraph-rsid="000c581e"/>
    </style:style>
    <style:style style:name="T1" style:family="text">
      <style:text-properties officeooo:rsid="000d34ec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officeooo:rsid="0011627f"/>
    </style:style>
    <style:style style:name="T4" style:family="text">
      <style:text-properties officeooo:rsid="001221eb"/>
    </style:style>
    <style:style style:name="T5" style:family="text">
      <style:text-properties officeooo:rsid="00133dac"/>
    </style:style>
    <style:style style:name="T6" style:family="text">
      <style:text-properties style:text-line-through-style="none" style:text-line-through-type="none" officeooo:rsid="00133dac"/>
    </style:style>
    <style:style style:name="T7" style:family="text">
      <style:text-properties officeooo:rsid="00148208"/>
    </style:style>
    <style:style style:name="T8" style:family="text">
      <style:text-properties fo:color="#000000"/>
    </style:style>
    <style:style style:name="T9" style:family="text">
      <style:text-properties fo:color="#000000" officeooo:rsid="00133dac"/>
    </style:style>
    <style:style style:name="T10" style:family="text">
      <style:text-properties officeooo:rsid="0017b2e3"/>
    </style:style>
    <style:style style:name="T11" style:family="text">
      <style:text-properties officeooo:rsid="001fc3b8"/>
    </style:style>
    <style:style style:name="T12" style:family="text">
      <style:text-properties officeooo:rsid="00216519"/>
    </style:style>
    <style:style style:name="T13" style:family="text">
      <style:text-properties officeooo:rsid="0024e7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3 Unix e Bash<text:tab/><text:tab/><text:tab/><text:tab/><text:tab/><text:tab/><text:tab/><text:tab/><text:tab/><text:span text:style-name="T2">31/05/2022</text:span></text:p>
      <text:p text:style-name="P1"/>
      <text:p text:style-name="P23">Porque estudar?</text:p>
      <text:p text:style-name="P2">Aumenta a produtividade;<text:line-break/>Sistemas Unix são usados para Hospedar serviços pois usam menos recursos, oque os torna mais baratos.</text:p>
      <text:p text:style-name="P3"/>
      <text:p text:style-name="P19">Unix é dividido em 3 níveis:</text:p>
      <text:p text:style-name="P19"/>
      <text:p text:style-name="P17">KERNEL- <text:span text:style-name="T1">S</text:span>oftware e <text:span text:style-name="T1">H</text:span>ardware <text:span text:style-name="T1">interação entre os dois. Inicia quando o computador é ligado. Gerenciamento de: memória, processos e arquivos. </text:span></text:p>
      <text:p text:style-name="P3"/>
      <text:p text:style-name="P4">SHELL – interface entre (S.O EU KERNEL) Sua função é: ler a linha de comando, interpretar, executar e devolver para o usuário. </text:p>
      <text:p text:style-name="P4">Tipos de SHELL: SH, BASH, CSH, TCSH, ZSH</text:p>
      <text:p text:style-name="P4"/>
      <text:p text:style-name="P4">PROCESSOS: Tudo que é feito no UNIX é um processo, cada processo possui um PID, que carrega algumas informações como: proprietário, sessão, estado,linha de comando utilizada.</text:p>
      <text:p text:style-name="P4"/>
      <text:p text:style-name="P4">ARQUIVOS: São organizados em uma hierarquia de raiz. O nível mais al<text:span text:style-name="T13">t</text:span>o é o / diretório root. Cada arquivo possui: Tipo de arquivo, Permissão, Hard links, dono, grupo, tamanho, nome do arq e data da ultima modificação.</text:p>
      <text:p text:style-name="P4"/>
      <text:p text:style-name="P18">HIERARQUIA DOS ARQUIVOS:</text:p>
      <text:p text:style-name="P18"/>
      <text:p text:style-name="P5">/ <text:tab/>← RAIZ<text:line-break/>BOOT <text:tab/>← Arquivos de configuração para inicialização.</text:p>
      <text:p text:style-name="P5">BIN <text:tab/>← Aplicativos binários </text:p>
      <text:p text:style-name="P5">DEV<text:tab/>← Arquivos do dispositivo </text:p>
      <text:p text:style-name="P5">ETC<text:tab/>← Script de inicialização</text:p>
      <text:p text:style-name="P5">HOME <text:tab/>← Diretório home para diferentes usuários</text:p>
      <text:p text:style-name="P5">PROC<text:tab/>← Diretório dinâmico especial que manter info do estado do sistema incluído os processos atuais</text:p>
      <text:p text:style-name="P5">ROOT <text:tab/>← Diretório home do usuário root</text:p>
      <text:p text:style-name="P5">SBIN <text:tab/>← Binários dos sistemas importantes</text:p>
      <text:p text:style-name="P5">TMT <text:tab/>← Arquivos temporários</text:p>
      <text:p text:style-name="P5">USR <text:tab/>← Aplicativos e arquivos que são disponíveis ao acesso de todos os usuários</text:p>
      <text:p text:style-name="P5">VAR <text:tab/>← Arquivos variáveis como logs e banco de dados.</text:p>
      <text:p text:style-name="P5"/>
      <text:p text:style-name="P5"/>
      <text:p text:style-name="P5"/>
      <text:p text:style-name="P5"/>
      <text:p text:style-name="P15">Diretório ← pastas</text:p>
      <text:p text:style-name="P1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/text:p>
      <text:p text:style-name="P6">Is <text:tab/><text:tab/><text:span text:style-name="T3">← </text:span>todos os arquivos que tenho do diretório (pasta)</text:p>
      <text:p text:style-name="P12">ls -a <text:tab/><text:tab/>← mostra os arquivos ocultos</text:p>
      <text:p text:style-name="P20">cd <text:tab/><text:tab/><text:span text:style-name="T3">←</text:span>entrar no diretório</text:p>
      <text:p text:style-name="P6">clear <text:tab/><text:tab/><text:span text:style-name="T3">← </text:span>limpar os comandos</text:p>
      <text:p text:style-name="P6">mkdir <text:tab/><text:tab/><text:span text:style-name="T3">← </text:span>criar uma no<text:span text:style-name="T3">vo diretório</text:span></text:p>
      <text:p text:style-name="P7">cd. <text:tab/><text:tab/><text:span text:style-name="T3">←</text:span>referencia a pasta onde eu estou</text:p>
      <text:p text:style-name="P7">cd .. <text:tab/><text:tab/><text:span text:style-name="T3">← </text:span>referencia o diretório pai</text:p>
      <text:p text:style-name="P6">pwd <text:s/><text:tab/><text:tab/><text:span text:style-name="T3">← </text:span>onde eu estou <text:span text:style-name="T3">caminho completo</text:span></text:p>
      <text:p text:style-name="P6"/>
      <text:p text:style-name="P6">cp <text:tab/><text:tab/><text:span text:style-name="T3">← c</text:span>opia de arquivos</text:p>
      <text:p text:style-name="P8">cat <text:tab/><text:tab/><text:span text:style-name="T4">← </text:span>abre um arquivo</text:p>
      <text:p text:style-name="P6">mv <text:tab/><text:tab/><text:span text:style-name="T4">←</text:span> move um arquivo de pasta/renomeia <text:span text:style-name="T4">(usar diretório completo </text:span><text:span text:style-name="T11">dar m pwd e copiar)</text:span></text:p>
      <text:p text:style-name="P8">r<text:span text:style-name="T4">m <text:tab/><text:tab/>← remover/apagar um arquivo</text:span></text:p>
      <text:p text:style-name="P8"><text:span text:style-name="T4">r</text:span>mdir <text:tab/><text:tab/><text:span text:style-name="T4">←</text:span>apaga um diretório (pasta)</text:p>
      <text:p text:style-name="P8">rm -rf <text:tab/><text:tab/><text:span text:style-name="T4">←</text:span>apaga diretório com arquivos</text:p>
      <text:p text:style-name="P11">rm -r <text:tab/><text:tab/><text:span text:style-name="T5">←</text:span>apaga diretório com raiz <text:span text:style-name="T10">(pasta +arquivo)</text:span></text:p>
      <text:p text:style-name="P6"/>
      <text:p text:style-name="P6">less <text:tab/><text:tab/><text:span text:style-name="T5">← </text:span>exibe <text:span text:style-name="T5">1 pagina do arquivo</text:span></text:p>
      <text:p text:style-name="P6">head <text:s/><text:tab/><text:tab/><text:span text:style-name="T5">←1</text:span>0 primeiras linhas do <text:span text:style-name="T5">a</text:span>rquivo<text:line-break/>head -5<text:tab/><text:tab/><text:span text:style-name="T5">←</text:span>primeiras 5 linhas</text:p>
      <text:p text:style-name="P6">tail <text:tab/><text:tab/><text:span text:style-name="T5">←</text:span>10 ultimas linhas do arquivos</text:p>
      <text:p text:style-name="P6">tail -5<text:tab/><text:tab/><text:span text:style-name="T5">←</text:span>ultimas 5 linhas do arquivos</text:p>
      <text:p text:style-name="P6"/>
      <text:p text:style-name="P13">less <text:tab/><text:tab/>← pesquisa <text:span text:style-name="T12">(dar o comando less no final inclui / e nome da pesquisa)</text:span></text:p>
      <text:p text:style-name="P6">grep <text:tab/><text:tab/><text:span text:style-name="T5">←</text:span> pesquisa de uma palavra <text:span text:style-name="T12">(+arquivo)</text:span></text:p>
      <text:p text:style-name="P9">grep <text:span text:style-name="T6">-i <text:s/><text:tab/><text:tab/>← pesquisa não sendo case sensitivo (min ou maius indiferente)</text:span></text:p>
      <text:p text:style-name="P9">grep -i <text:tab/><text:tab/><text:span text:style-name="T5">← </text:span>‘pesquisa de <text:span text:style-name="T5">frase dentro do arquivo ex: “</text:span><text:span text:style-name="T12">o p</text:span><text:span text:style-name="T5">oderoso”</text:span></text:p>
      <text:p text:style-name="P13">grep -iv<text:tab/><text:tab/>← <text:s/>“<text:span text:style-name="T7">poderoso”tudo exceto o que esta entre “</text:span></text:p>
      <text:p text:style-name="P14">grep -in <text:tab/><text:span text:style-name="T5">← <text:s/>‘</text:span>o poderoso ‘ encontrado na linha n° 4</text:p>
      <text:p text:style-name="P10">grep -ic <text:tab/><text:span text:style-name="T5">←</text:span>‘Toy’ quantas vezes essa palavra apareceu</text:p>
      <text:p text:style-name="P10"/>
      <text:p text:style-name="P10"><text:span text:style-name="T7">wc <text:tab/><text:tab/></text:span><text:span text:style-name="T5">← </text:span>quantidade de linha no arquivo/<text:span text:style-name="T7">quant palavras/quant caractere</text:span></text:p>
      <text:p text:style-name="P10"><text:span text:style-name="T7">wc -w <text:tab/><text:tab/></text:span><text:span text:style-name="T5">← </text:span>quantidade de palavras</text:p>
      <text:p text:style-name="P10"><text:span text:style-name="T7">wc -l<text:tab/><text:tab/></text:span><text:span text:style-name="T5">←</text:span> quantidade de <text:span text:style-name="T7">linhas</text:span></text:p>
      <text:p text:style-name="P14">wc -c <text:tab/><text:tab/><text:span text:style-name="T5">← </text:span>quantidade de caracteres</text:p>
      <text:p text:style-name="P14"/>
      <text:p text:style-name="P22">ls * <text:tab/><text:tab/><text:span text:style-name="T5">←</text:span>mostra tudo dentro do meu diretório</text:p>
      <text:p text:style-name="P22">ls ?rybe<text:tab/><text:tab/><text:span text:style-name="T5">← </text:span>substituir a letra pelo caractere (?)</text:p>
      <text:p text:style-name="P22">man ls <text:tab/><text:tab/><text:span text:style-name="T5">← </text:span>manual do comando colocar o nome do comandos (ls)</text:p>
      <text:p text:style-name="P22">whatis cp <text:tab/><text:span text:style-name="T5">← </text:span>pergunta pro terminal o que é colocar o nome do comando (cp)</text:p>
      <text:p text:style-name="P22">apropos cp <text:tab/><text:span text:style-name="T5">← </text:span>fazer uma copia</text:p>
      <text:p text:style-name="P21"><text:span text:style-name="T8">Touch <text:tab/><text:tab/></text:span><text:span text:style-name="T9">← </text:span><text:span text:style-name="T8">cria o que não existe</text:span></text:p>
      <text:p text:style-name="P2"/>
      <text:p text:style-name="P16">ls *.txt<text:tab/><text:tab/> ← ver todos os arquivo txt do diretório</text:p>
      <text:p text:style-name="P16">rm *.txt <text:tab/>← remover todos os arquivo txt do diretório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" svg:font-family="Liberation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18:41:00.549364789</meta:creation-date>
    <dc:date>2022-06-05T14:11:21.943832267</dc:date>
    <meta:editing-duration>PT2H4M33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60" meta:word-count="550" meta:character-count="3196" meta:non-whitespace-character-count="2611"/>
  </office:meta>
</office:document-meta>
</file>